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T17" style:parent-style-name="Silné" style:family="text">
      <style:text-properties style:font-weight-complex="bold"/>
    </style:style>
    <style:style style:name="T18" style:parent-style-name="Standardnípísmoodstavce" style:family="text">
      <style:text-properties fo:font-weight="bold" style:font-weight-asian="bold"/>
    </style:style>
    <style:style style:name="P19" style:parent-style-name="podpis" style:family="paragraph">
      <style:paragraph-properties fo:margin-top="0.3333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19/2023<text:bookmark-end text:name="Text14"/></text:p>
            <text:p text:style-name="Normální">KVOP-18132/2023<text:bookmark-end text:name="Text2"/></text:p>
            <text:p text:style-name="Normální"><text:bookmark-start text:name="Text6"/>12. 05. 2023<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Vážený pan<text:bookmark-end text:name="Text7"/></text:p>
            <text:p text:style-name="Normální"><text:bookmark-start text:name="Text9"/>Mgr.<text:s/>R.<text:bookmark-end text:name="Text9"/><text:s/>B.</text:p>
            <text:p text:style-name="Normální"/>
            <text:p text:style-name="Normální"/>
            <text:p text:style-name="Normální"/>
            <text:p text:style-name="Normální"/>
            <text:p text:style-name="Normální"><text:span text:style-name="T17">Doporučeně</text:span></text:p>
            <text:p text:style-name="Normální"/>
          </table:table-cell>
        </table:table-row>
      </table:table>
      <text:h text:style-name="Nadpis1" text:outline-level="1">Sdělení o vyřízení žádosti o informace</text:h>
      <text:h text:style-name="Nadpis1" text:outline-level="1">podle zákona č. 106/1999 Sb., o svobodném přístupu k informacím</text:h>
      <text:p text:style-name="Základnítext">Vážený pane magistře,</text:p>
      <text:p text:style-name="Základnítext">dne 12. května 2023 obdržela Kancelář veřejného ochránce práv Vaši žádost o informace. Žádáte o sdělení, „v jaké fázi se nachází změna v nakládání s finančními prostředky odsouzených.“</text:p>
      <text:p text:style-name="Základnítext"><text:span text:style-name="Silné">Dáváme Vám tyto informace</text:span>:</text:p>
      <text:p text:style-name="Základnítext">Veřejný ochránce práv inicioval změnu právní úpravy (zejména zákona o výkonu trestu odnětí svobody), dle které by odsouzeným, kteří pobírají důchod (či jim rodina zasílá finance), měla zůstávat adekvátní část těchto příjmů pro jejich osobní potřebu (kapesné). Tyto jiné příjmy odsouzených by se měly v budoucnu rozúčtovávat stejně jako pracovní odměna. Ministerstvo spravedlnosti v tomto duchu připravilo legislativní materiál (čj.<text:s/>předkladatele 327/2021-LO-SP), ke kterému již <text:s/>proběhlo meziresortní připomínkové řízení. Na ně by měl navázat legislativní proces v Parlamentu České republiky.<text:s/><text:span text:style-name="T18">Předpokládaný termín nabytí účinnosti je 1. července 2024.</text:span><text:s/>Ochránce v tuto chvíli nemá žádné další informace.</text:p>
      <text:p text:style-name="Základnítext">S pozdravem</text:p>
      <text:p text:style-name="Základnítext"/>
      <text:p text:style-name="P19">JUDr. Pavel Pořízek, Ph.D.</text:p>
      <text:p text:style-name="podpis">vedoucí Kanceláře veřejného ochránce práv</text:p>
      <text:h text:style-name="Nadpis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DIVTQ*</text:span></text:p>
        <text:p text:style-name="P12"><text:span text:style-name="T13">KVOPX00DIVTQ</text:span>KVOPX00DIVTQ</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3-06-14T11:48:00Z</meta:creation-date>
    <dc:date>2023-06-14T11:49:00Z</dc:date>
    <meta:print-date>2016-06-27T07:08:00Z</meta:print-date>
    <meta:template xlink:href="KVOP_dopis%20vedoucího" xlink:type="simple"/>
    <meta:editing-cycles>3</meta:editing-cycles>
    <meta:editing-duration>PT0S</meta:editing-duration>
    <meta:user-defined meta:name="ContentTypeId">0x010100D3A71DC738674B4893D02C4CA0E22FAC</meta:user-defined>
    <meta:document-statistic meta:page-count="1" meta:paragraph-count="2" meta:word-count="180" meta:character-count="1246" meta:row-count="8" meta:non-whitespace-character-count="1068"/>
  </office:meta>
</office:document-meta>
</file>